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0" style:family="graphic" style:parent-style-name="objectwithoutfill">
      <style:graphic-properties draw:marker-end="Linienspitzen_20_2" draw:marker-end-width="0.3cm" draw:fill="none"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.5cm" svg:y="7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4" draw:id="id44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10cm" svg:y2="7.5cm" draw:start-shape="id1" draw:start-glue-point="6" draw:end-shape="id4" draw:end-glue-point="4" svg:d="M4375 4750l5625 2750" svg:viewBox="0 0 5626 2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9" draw:id="id39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9" draw:id="id49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0" draw:text-style-name="P10" xml:id="id27" draw:id="id27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19" draw:start-glue-point="6" draw:end-shape="id27" draw:end-glue-point="4" svg:d="M20875 9750l500 500" svg:viewBox="0 0 501 501">
          <text:p/>
        </draw:connector>
        <draw:custom-shape draw:style-name="gr32" draw:text-style-name="P10" xml:id="id28" draw:id="id28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8" draw:end-glue-point="4" svg:d="M20875 9750l-1000 1250" svg:viewBox="0 0 1001 1251">
          <text:p/>
        </draw:connector>
        <draw:custom-shape draw:style-name="gr33" draw:text-style-name="P10" xml:id="id29" draw:id="id29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9" draw:end-glue-point="4" svg:d="M23125 11208l1750 292" svg:viewBox="0 0 1751 293">
          <text:p/>
        </draw:connector>
        <draw:custom-shape draw:style-name="gr34" draw:text-style-name="P10" xml:id="id30" draw:id="id30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30" draw:end-glue-point="4" svg:d="M20875 9750l500 1250" svg:viewBox="0 0 501 1251">
          <text:p/>
        </draw:connector>
        <draw:custom-shape draw:style-name="gr35" draw:text-style-name="P6" xml:id="id31" draw:id="id31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2" draw:id="id32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1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2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3" draw:end-glue-point="4" svg:d="M4375 4750l-1875 3500" svg:viewBox="0 0 1876 3501">
          <text:p/>
        </draw:connector>
        <draw:custom-shape draw:style-name="gr21" draw:text-style-name="P6" xml:id="id34" draw:id="id34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4" draw:end-glue-point="4" svg:d="M10750 2750l11630 2500" svg:viewBox="0 0 11631 2501">
          <text:p/>
        </draw:connector>
        <draw:custom-shape draw:style-name="gr21" draw:text-style-name="P6" xml:id="id35" draw:id="id35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6" draw:id="id36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5" draw:start-glue-point="6" draw:end-shape="id36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6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6" draw:end-glue-point="4" svg:d="M26998 5760l-858 240" svg:viewBox="0 0 859 241">
          <text:p/>
        </draw:connector>
        <draw:custom-shape draw:style-name="gr35" draw:text-style-name="P6" xml:id="id37" draw:id="id37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7.75cm" svg:y2="6cm" draw:start-shape="id8" draw:start-glue-point="6" draw:end-shape="id37" draw:end-glue-point="4" svg:d="M9375 5500l-1625 500" svg:viewBox="0 0 1626 50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8" draw:id="id38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8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39" draw:start-glue-point="6" draw:end-shape="id38" draw:end-glue-point="4" svg:d="M20870 2750l-10745 9000" svg:viewBox="0 0 10746 9001">
          <text:p/>
        </draw:connector>
        <draw:custom-shape draw:style-name="gr35" draw:text-style-name="P6" xml:id="id40" draw:id="id40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0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0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0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0" draw:end-glue-point="4" svg:d="M10750 4000l-4750 4250" svg:viewBox="0 0 4751 4251">
          <text:p/>
        </draw:connector>
        <draw:custom-shape draw:style-name="gr35" draw:text-style-name="P6" xml:id="id41" draw:id="id41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1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20.74cm" svg:y="6.99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2" draw:id="id42" draw:layer="layout" svg:width="1.26cm" svg:height="0.51cm" svg:x="19.24cm" svg:y="5.99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5.99cm" draw:start-shape="id11" draw:start-glue-point="6" draw:end-shape="id42" draw:end-glue-point="4" svg:d="M15835 3800l4035 2190" svg:viewBox="0 0 4036 2191">
          <text:p/>
        </draw:connector>
        <draw:connector draw:style-name="gr11" draw:text-style-name="P8" draw:layer="layout" draw:type="line" svg:x1="22.38cm" svg:y1="5.76cm" svg:x2="21.37cm" svg:y2="6.99cm" draw:start-shape="id34" draw:start-glue-point="6" draw:end-shape="id43" draw:end-glue-point="4" svg:d="M22380 5760l-1010 1230" svg:viewBox="0 0 1011 1231">
          <text:p/>
        </draw:connector>
        <draw:connector draw:style-name="gr11" draw:text-style-name="P8" draw:layer="layout" draw:type="line" svg:x1="19.87cm" svg:y1="6.5cm" svg:x2="21.37cm" svg:y2="6.99cm" draw:start-shape="id42" draw:start-glue-point="6" draw:end-shape="id43" draw:end-glue-point="4" svg:d="M19870 6500l1500 490" svg:viewBox="0 0 1501 491">
          <text:p/>
        </draw:connector>
        <draw:connector draw:style-name="gr11" draw:text-style-name="P8" draw:layer="layout" draw:type="line" svg:x1="8.5cm" svg:y1="2.75cm" svg:x2="21.37cm" svg:y2="6.99cm" draw:start-shape="id7" draw:start-glue-point="6" draw:end-shape="id43" draw:end-glue-point="4" svg:d="M8500 2750l12870 4240" svg:viewBox="0 0 12871 424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37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37" draw:start-glue-point="6" draw:end-shape="id44" draw:end-glue-point="4" svg:d="M7750 7000v500" svg:viewBox="0 0 1 501">
          <text:p/>
        </draw:connector>
        <draw:custom-shape draw:style-name="gr21" draw:text-style-name="P6" xml:id="id48" draw:id="id48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9" draw:start-glue-point="6" draw:end-shape="id35" draw:end-glue-point="4" svg:d="M20870 2750l10 240" svg:viewBox="0 0 11 241">
          <text:p/>
        </draw:connector>
        <draw:custom-shape draw:style-name="gr21" draw:text-style-name="P6" xml:id="id45" draw:id="id45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6" draw:id="id46" draw:layer="layout" svg:width="1.26cm" svg:height="0.51cm" svg:x="22cm" svg:y="4.605cm">
          <text:p text:style-name="P6"><text:span text:style-name="T4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1.38cm" svg:y1="4.5cm" svg:x2="22cm" svg:y2="4.86cm" draw:start-shape="id45" draw:start-glue-point="6" draw:end-shape="id46" svg:d="M21380 4500l620 360" svg:viewBox="0 0 621 361">
          <text:p/>
        </draw:connector>
        <draw:custom-shape draw:style-name="gr38" draw:text-style-name="P6" xml:id="id47" draw:id="id47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7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7cm" svg:y2="6.99cm" draw:start-shape="id47" draw:start-glue-point="6" draw:end-shape="id43" draw:end-glue-point="4" svg:d="M20745 5760l625 1230" svg:viewBox="0 0 626 1231">
          <text:p/>
        </draw:connector>
        <draw:custom-shape draw:style-name="gr39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5" draw:start-glue-point="6" draw:end-shape="id45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8" draw:start-glue-point="6" draw:end-shape="id45" draw:end-glue-point="4" svg:d="M22380 3500l-1000 490" svg:viewBox="0 0 1001 491">
          <text:p/>
        </draw:connector>
        <draw:connector draw:style-name="gr40" draw:text-style-name="P8" draw:layer="layout" draw:type="curve" draw:line-skew="-0.29cm 0.988cm 0.136cm" svg:x1="22.38cm" svg:y1="5.76cm" svg:x2="21.38cm" svg:y2="3.99cm" draw:start-shape="id34" draw:start-glue-point="6" draw:end-shape="id45" draw:end-glue-point="4" svg:d="M22380 5760c0 318 2120 213 2120-961 0-1173-3120-1356-3120-809" svg:viewBox="0 0 3121 2220">
          <text:p/>
        </draw:connector>
        <draw:connector draw:style-name="gr11" draw:text-style-name="P8" draw:layer="layout" draw:type="line" svg:x1="23.88cm" svg:y1="3.25cm" svg:x2="21.38cm" svg:y2="3.99cm" draw:start-shape="id49" draw:start-glue-point="6" draw:end-shape="id45" draw:end-glue-point="4" svg:d="M23880 3250l-2500 740" svg:viewBox="0 0 2501 74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5-16T12:58:05.817000000</dc:date>
    <meta:editing-duration>PT13H6M46S</meta:editing-duration>
    <meta:editing-cycles>31</meta:editing-cycles>
    <meta:generator>LibreOffice/7.0.3.1$Windows_X86_64 LibreOffice_project/d7547858d014d4cf69878db179d326fc3483e082</meta:generator>
    <meta:document-statistic meta:object-count="120"/>
  </office:meta>
</office:document-meta>
</file>